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75" calcext:value-type="float">
            <text:p>575</text:p>
          </table:table-cell>
          <table:table-cell table:style-name="ce7" table:formula="of:=COUNTIF([.B7:.B999];&quot;X&quot;)" office:value-type="float" office:value="472" calcext:value-type="float">
            <text:p>47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2" calcext:value-type="float">
            <text:p>52</text:p>
          </table:table-cell>
          <table:table-cell table:style-name="ce7" table:formula="of:=COUNTIF([.E7:.E999];&quot;X&quot;)" office:value-type="float" office:value="0" calcext:value-type="float">
            <text:p>0</text:p>
          </table:table-cell>
          <table:table-cell table:style-name="ce7" table:formula="of:=COUNTIF([.F7:.F999];&quot;X&quot;)" office:value-type="float" office:value="71" calcext:value-type="float">
            <text:p>71</text:p>
          </table:table-cell>
          <table:table-cell table:style-name="ce25" table:formula="of:=SUM([.B2:.F2])" office:value-type="float" office:value="609" calcext:value-type="float">
            <text:p>6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2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0">00/00/0000</text:date>, <text:time style:data-style-name="N2" text:time-value="20:03:27.84871771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10T20:03:58.667185768</dc:date>
    <meta:editing-duration>PT16H43M54S</meta:editing-duration>
    <meta:editing-cycles>555</meta:editing-cycles>
    <meta:document-statistic meta:table-count="1" meta:cell-count="3447" meta:object-count="0"/>
  </office:meta>
</office:document-meta>
</file>